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Transformer.InstantiateTransformer( Class [ ] param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tiateTransformer.transform( Object inp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stantiateTransformer.getInstance( Class [ ] paramTypes , Object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ntiateTransformer.Instantiat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